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47.25pt"/>
    </style:style>
    <style:style style:name="ro1" style:family="table-row">
      <style:table-row-properties style:row-height="29.99pt" fo:break-before="auto" style:use-optimal-row-height="false"/>
    </style:style>
    <style:style style:name="ta1" style:family="table" style:master-page-name="PageStyle_5f_6.2_20_GeV_20_Summary">
      <style:table-properties table:display="true" style:writing-mode="lr-tb"/>
    </style:style>
    <style:style style:name="ta2" style:family="table" style:master-page-name="PageStyle_5f_6.2_20_Gev_7c_Q2_3d_3.0_7c_W_3d_2.32_7c_x_3d_0.40">
      <style:table-properties table:display="true" style:writing-mode="lr-tb"/>
    </style:style>
    <style:style style:name="ta3" style:family="table" style:master-page-name="PageStyle_5f_6.2_20_Gev_7c_Q2_3d_2.115_7c_W_3d_2.95_7c_x_3d_0.21">
      <style:table-properties table:display="true" style:writing-mode="lr-tb"/>
    </style:style>
    <style:style style:name="ta4" style:family="table" style:master-page-name="PageStyle_5f_8.2_20_GeV_20_Summary">
      <style:table-properties table:display="true" style:writing-mode="lr-tb"/>
    </style:style>
    <style:style style:name="ta5" style:family="table" style:master-page-name="PageStyle_5f_8.2_20_Gev_7c_Q2_3d_4.4_7c_W_3d_2.74_7c_x_3d_0.40">
      <style:table-properties table:display="true" style:writing-mode="lr-tb"/>
    </style:style>
    <style:style style:name="ta6" style:family="table" style:master-page-name="PageStyle_5f_8.2_20_Gev_7c_Q2_3d_3.0_7c_W_3d_3.14_7c_x_3d_0.25">
      <style:table-properties table:display="true" style:writing-mode="lr-tb"/>
    </style:style>
    <style:style style:name="ta7" style:family="table" style:master-page-name="PageStyle_5f_8.2_20_Gev_7c_Q2_3d_5.5_7c_W_3d_3.02_7c_x_3d_0.40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6.2 GeV Summary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tting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 (mC)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style-name="ce2" office:value-type="string" calcext:value-type="string">
            <text:p>K+Δ </text:p>
            <text:p>run plan events</text:p>
          </table:table-cell>
          <table:table-cell table:style-name="ce2" office:value-type="string" calcext:value-type="string">
            <text:p>K+Δ </text:p>
            <text:p>actual events</text:p>
          </table:table-cell>
          <table:table-cell table:style-name="ce2" office:value-type="string" calcext:value-type="string">
            <text:p>K+Δ </text:p>
            <text:p>actual/proposed</text:p>
          </table:table-cell>
          <table:table-cell table:style-name="ce2" office:value-type="string" calcext:value-type="string">
            <text:p>K+Δ </text:p>
            <text:p>Y_obs/Y_expec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3.0|W=2.3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3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3.0|W=2.32|x=0.40'.C6]" office:value-type="float" office:value="0" calcext:value-type="float">
            <text:p>0</text:p>
          </table:table-cell>
          <table:table-cell table:formula="of:=[$'6.2 Gev|Q2=3.0|W=2.32|x=0.40'.D6]" office:value-type="float" office:value="0" calcext:value-type="float">
            <text:p>0</text:p>
          </table:table-cell>
          <table:table-cell table:formula="of:=[$'6.2 Gev|Q2=3.0|W=2.32|x=0.40'.F6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5]/[.I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table:formula="of:=SUM([.D5:.D5])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6]/3600/[.E6]" office:value-type="float" office:value="0" calcext:value-type="float">
            <text:p>0</text:p>
          </table:table-cell>
          <table:table-cell table:style-name="ce2" table:formula="of:=[$'6.2 Gev|Q2=3.0|W=2.32|x=0.40'.I6]" office:value-type="float" office:value="1512" calcext:value-type="float">
            <text:p>1512</text:p>
          </table:table-cell>
          <table:table-cell table:style-name="ce2" table:formula="of:=SUM([.H5:.H5])" office:value-type="float" office:value="0" calcext:value-type="float">
            <text:p>0</text:p>
          </table:table-cell>
          <table:table-cell table:style-name="ce2" table:formula="of:=[.H6]/[.G6]" office:value-type="float" office:value="0" calcext:value-type="float">
            <text:p>0</text:p>
          </table:table-cell>
          <table:table-cell/>
          <table:table-cell table:style-name="ce2" office:value-type="float" office:value="1550" calcext:value-type="float">
            <text:p>1550</text:p>
          </table:table-cell>
          <table:table-cell table:style-name="ce2" table:formula="of:=SUM([.L5:.L5])" office:value-type="float" office:value="0" calcext:value-type="float">
            <text:p>0</text:p>
          </table:table-cell>
          <table:table-cell table:style-name="ce2" table:formula="of:=[.L6]/[.K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3.0|W=2.32|x=0.40'.C8]" office:value-type="float" office:value="0" calcext:value-type="float">
            <text:p>0</text:p>
          </table:table-cell>
          <table:table-cell table:formula="of:=[$'6.2 Gev|Q2=3.0|W=2.32|x=0.40'.D8]" office:value-type="float" office:value="0" calcext:value-type="float">
            <text:p>0</text:p>
          </table:table-cell>
          <table:table-cell table:formula="of:=[$'6.2 Gev|Q2=3.0|W=2.32|x=0.40'.F8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7]/[.I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table:formula="of:=SUM([.D7:.D7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8]/3600/[.E8]" office:value-type="float" office:value="0" calcext:value-type="float">
            <text:p>0</text:p>
          </table:table-cell>
          <table:table-cell table:style-name="ce2" table:formula="of:=[$'6.2 Gev|Q2=3.0|W=2.32|x=0.40'.I8]" office:value-type="float" office:value="100.8" calcext:value-type="float">
            <text:p>100.8</text:p>
          </table:table-cell>
          <table:table-cell table:style-name="ce2" table:formula="of:=SUM([.H7:.H7])" office:value-type="float" office:value="0" calcext:value-type="float">
            <text:p>0</text:p>
          </table:table-cell>
          <table:table-cell table:style-name="ce2" table:formula="of:=[.H8]/[.G8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7:.L7])" office:value-type="float" office:value="0" calcext:value-type="float">
            <text:p>0</text:p>
          </table:table-cell>
          <table:table-cell table:style-name="ce2" table:formula="of:=[.L8]/[.K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3.0|W=2.32|x=0.40'.C11]" office:value-type="float" office:value="0" calcext:value-type="float">
            <text:p>0</text:p>
          </table:table-cell>
          <table:table-cell table:formula="of:=[$'6.2 Gev|Q2=3.0|W=2.32|x=0.40'.D11]" office:value-type="float" office:value="0" calcext:value-type="float">
            <text:p>0</text:p>
          </table:table-cell>
          <table:table-cell table:formula="of:=[$'6.2 Gev|Q2=3.0|W=2.32|x=0.40'.F11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1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10]/[.I1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table:formula="of:=SUM([.D10:.D10])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11]/3600/[.E11]" office:value-type="float" office:value="0" calcext:value-type="float">
            <text:p>0</text:p>
          </table:table-cell>
          <table:table-cell table:style-name="ce2" table:formula="of:=[$'6.2 Gev|Q2=3.0|W=2.32|x=0.40'.I11]" office:value-type="float" office:value="1512" calcext:value-type="float">
            <text:p>1512</text:p>
          </table:table-cell>
          <table:table-cell table:style-name="ce2" table:formula="of:=SUM([.H10:.H10])" office:value-type="float" office:value="0" calcext:value-type="float">
            <text:p>0</text:p>
          </table:table-cell>
          <table:table-cell table:style-name="ce2" table:formula="of:=[.H11]/[.G11]" office:value-type="float" office:value="0" calcext:value-type="float">
            <text:p>0</text:p>
          </table:table-cell>
          <table:table-cell/>
          <table:table-cell table:style-name="ce2" office:value-type="float" office:value="1550" calcext:value-type="float">
            <text:p>1550</text:p>
          </table:table-cell>
          <table:table-cell table:style-name="ce2" table:formula="of:=SUM([.L10:.L10])" office:value-type="float" office:value="0" calcext:value-type="float">
            <text:p>0</text:p>
          </table:table-cell>
          <table:table-cell table:style-name="ce2" table:formula="of:=[.L11]/[.K1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3.0|W=2.32|x=0.40'.C13]" office:value-type="float" office:value="0" calcext:value-type="float">
            <text:p>0</text:p>
          </table:table-cell>
          <table:table-cell table:formula="of:=[$'6.2 Gev|Q2=3.0|W=2.32|x=0.40'.D13]" office:value-type="float" office:value="0" calcext:value-type="float">
            <text:p>0</text:p>
          </table:table-cell>
          <table:table-cell table:formula="of:=[$'6.2 Gev|Q2=3.0|W=2.32|x=0.40'.F13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1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12]/[.I1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table:formula="of:=SUM([.D12:.D12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13]/3600/[.E13]" office:value-type="float" office:value="0" calcext:value-type="float">
            <text:p>0</text:p>
          </table:table-cell>
          <table:table-cell table:style-name="ce2" table:formula="of:=[$'6.2 Gev|Q2=3.0|W=2.32|x=0.40'.I13]" office:value-type="float" office:value="100.8" calcext:value-type="float">
            <text:p>100.8</text:p>
          </table:table-cell>
          <table:table-cell table:style-name="ce2" table:formula="of:=SUM([.H12:.H12])" office:value-type="float" office:value="0" calcext:value-type="float">
            <text:p>0</text:p>
          </table:table-cell>
          <table:table-cell table:style-name="ce2" table:formula="of:=[.H13]/[.G13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2:.L12])" office:value-type="float" office:value="0" calcext:value-type="float">
            <text:p>0</text:p>
          </table:table-cell>
          <table:table-cell table:style-name="ce2" table:formula="of:=[.L13]/[.K1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2" table:number-rows-spanned="1">
            <text:p>Q2=2.115|W=2.95|x=0.21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55uA (mC)</text:p>
          </table:table-cell>
          <table:table-cell table:formula="of:=[$'6.2 Gev|Q2=2.115|W=2.95|x=0.21'.C6]" office:value-type="float" office:value="0" calcext:value-type="float">
            <text:p>0</text:p>
          </table:table-cell>
          <table:table-cell table:formula="of:=[$'6.2 Gev|Q2=2.115|W=2.95|x=0.21'.D6]" office:value-type="float" office:value="0" calcext:value-type="float">
            <text:p>0</text:p>
          </table:table-cell>
          <table:table-cell table:formula="of:=[$'6.2 Gev|Q2=2.115|W=2.95|x=0.21'.F6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16]/[.I1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table:formula="of:=SUM([.D16:.D16])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D17]/3600/[.E17]" office:value-type="float" office:value="0" calcext:value-type="float">
            <text:p>0</text:p>
          </table:table-cell>
          <table:table-cell table:style-name="ce2" table:formula="of:=[$'6.2 Gev|Q2=2.115|W=2.95|x=0.21'.I6]" office:value-type="float" office:value="4158" calcext:value-type="float">
            <text:p>4158</text:p>
          </table:table-cell>
          <table:table-cell table:style-name="ce2" table:formula="of:=SUM([.H16:.H16])" office:value-type="float" office:value="0" calcext:value-type="float">
            <text:p>0</text:p>
          </table:table-cell>
          <table:table-cell table:style-name="ce2" table:formula="of:=[.H17]/[.G17]" office:value-type="float" office:value="0" calcext:value-type="float">
            <text:p>0</text:p>
          </table:table-cell>
          <table:table-cell/>
          <table:table-cell table:style-name="ce2" office:value-type="float" office:value="1750" calcext:value-type="float">
            <text:p>1750</text:p>
          </table:table-cell>
          <table:table-cell table:style-name="ce2" table:formula="of:=SUM([.L16:.L16])" office:value-type="float" office:value="0" calcext:value-type="float">
            <text:p>0</text:p>
          </table:table-cell>
          <table:table-cell table:style-name="ce2" table:formula="of:=[.L17]/[.K1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2.115|W=2.95|x=0.21'.C8]" office:value-type="float" office:value="0" calcext:value-type="float">
            <text:p>0</text:p>
          </table:table-cell>
          <table:table-cell table:formula="of:=[$'6.2 Gev|Q2=2.115|W=2.95|x=0.21'.D8]" office:value-type="float" office:value="0" calcext:value-type="float">
            <text:p>0</text:p>
          </table:table-cell>
          <table:table-cell table:formula="of:=[$'6.2 Gev|Q2=2.115|W=2.95|x=0.21'.F8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18]/[.I1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table:formula="of:=SUM([.D18:.D18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19]/3600/[.E19]" office:value-type="float" office:value="0" calcext:value-type="float">
            <text:p>0</text:p>
          </table:table-cell>
          <table:table-cell table:style-name="ce2" table:formula="of:=[$'6.2 Gev|Q2=2.115|W=2.95|x=0.21'.I8]" office:value-type="float" office:value="100.8" calcext:value-type="float">
            <text:p>100.8</text:p>
          </table:table-cell>
          <table:table-cell table:style-name="ce2" table:formula="of:=SUM([.H18:.H18])" office:value-type="float" office:value="0" calcext:value-type="float">
            <text:p>0</text:p>
          </table:table-cell>
          <table:table-cell table:style-name="ce2" table:formula="of:=[.H19]/[.G19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8:.L18])" office:value-type="float" office:value="0" calcext:value-type="float">
            <text:p>0</text:p>
          </table:table-cell>
          <table:table-cell table:style-name="ce2" table:formula="of:=[.L19]/[.K1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2.115|W=2.95|x=0.21'.C11]" office:value-type="float" office:value="0" calcext:value-type="float">
            <text:p>0</text:p>
          </table:table-cell>
          <table:table-cell table:formula="of:=[$'6.2 Gev|Q2=2.115|W=2.95|x=0.21'.D11]" office:value-type="float" office:value="0" calcext:value-type="float">
            <text:p>0</text:p>
          </table:table-cell>
          <table:table-cell table:formula="of:=[$'6.2 Gev|Q2=2.115|W=2.95|x=0.21'.F11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1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21]/[.I2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table:formula="of:=SUM([.D21:.D21])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2]/3600/[.E22]" office:value-type="float" office:value="0" calcext:value-type="float">
            <text:p>0</text:p>
          </table:table-cell>
          <table:table-cell table:style-name="ce2" table:formula="of:=[$'6.2 Gev|Q2=2.115|W=2.95|x=0.21'.I11]" office:value-type="float" office:value="3780" calcext:value-type="float">
            <text:p>3780</text:p>
          </table:table-cell>
          <table:table-cell table:style-name="ce2" table:formula="of:=SUM([.H21:.H21])" office:value-type="float" office:value="0" calcext:value-type="float">
            <text:p>0</text:p>
          </table:table-cell>
          <table:table-cell table:style-name="ce2" table:formula="of:=[.H22]/[.G22]" office:value-type="float" office:value="0" calcext:value-type="float">
            <text:p>0</text:p>
          </table:table-cell>
          <table:table-cell/>
          <table:table-cell table:style-name="ce2" office:value-type="float" office:value="1165" calcext:value-type="float">
            <text:p>1165</text:p>
          </table:table-cell>
          <table:table-cell table:style-name="ce2" table:formula="of:=SUM([.L21:.L21])" office:value-type="float" office:value="0" calcext:value-type="float">
            <text:p>0</text:p>
          </table:table-cell>
          <table:table-cell table:style-name="ce2" table:formula="of:=[.L22]/[.K2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2.115|W=2.95|x=0.21'.C13]" office:value-type="float" office:value="0" calcext:value-type="float">
            <text:p>0</text:p>
          </table:table-cell>
          <table:table-cell table:formula="of:=[$'6.2 Gev|Q2=2.115|W=2.95|x=0.21'.D13]" office:value-type="float" office:value="0" calcext:value-type="float">
            <text:p>0</text:p>
          </table:table-cell>
          <table:table-cell table:formula="of:=[$'6.2 Gev|Q2=2.115|W=2.95|x=0.21'.F13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1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23]/[.I2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table:formula="of:=SUM([.D23:.D23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24]/3600/[.E24]" office:value-type="float" office:value="0" calcext:value-type="float">
            <text:p>0</text:p>
          </table:table-cell>
          <table:table-cell table:style-name="ce2" table:formula="of:=[$'6.2 Gev|Q2=2.115|W=2.95|x=0.21'.I13]" office:value-type="float" office:value="100.8" calcext:value-type="float">
            <text:p>100.8</text:p>
          </table:table-cell>
          <table:table-cell table:style-name="ce2" table:formula="of:=SUM([.H23:.H23])" office:value-type="float" office:value="0" calcext:value-type="float">
            <text:p>0</text:p>
          </table:table-cell>
          <table:table-cell table:style-name="ce2" table:formula="of:=[.H24]/[.G24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3:.L23])" office:value-type="float" office:value="0" calcext:value-type="float">
            <text:p>0</text:p>
          </table:table-cell>
          <table:table-cell table:style-name="ce2" table:formula="of:=[.L24]/[.K2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2 Gev|Q2=3.0|W=2.32|x=0.40" table:style-name="ta2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3.0|W=2.3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3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table:formula="of:=[.G6]*3600*0.00007*1000" office:value-type="float" office:value="1512" calcext:value-type="float">
            <text:p>1512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8]*3600*0.00007*1000" office:value-type="float" office:value="100.8" calcext:value-type="float">
            <text:p>100.8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C10:.C1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table:formula="of:=[.G11]*3600*0.00007*1000" office:value-type="float" office:value="1512" calcext:value-type="float">
            <text:p>1512</text:p>
          </table:table-cell>
          <table:table-cell table:style-name="ce2" table:formula="of:=[.C11]/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C12:.C1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13]*3600*0.00007*1000" office:value-type="float" office:value="100.8" calcext:value-type="float">
            <text:p>100.8</text:p>
          </table:table-cell>
          <table:table-cell table:style-name="ce2" table:formula="of:=[.C13]/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2 Gev|Q2=2.115|W=2.95|x=0.21" table:style-name="ta3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2.115|W=2.95|x=0.21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55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/>
          <table:table-cell table:style-name="ce2" table:formula="of:=[.G6]*3600*0.000055*1000" office:value-type="float" office:value="4158" calcext:value-type="float">
            <text:p>4158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8]*3600*0.00007*1000" office:value-type="float" office:value="100.8" calcext:value-type="float">
            <text:p>100.8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C10:.C1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/>
          <table:table-cell table:style-name="ce2" table:formula="of:=[.G11]*3600*0.00007*1000" office:value-type="float" office:value="3780" calcext:value-type="float">
            <text:p>3780</text:p>
          </table:table-cell>
          <table:table-cell table:style-name="ce2" table:formula="of:=[.C11]/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C12:.C1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13]*3600*0.00007*1000" office:value-type="float" office:value="100.8" calcext:value-type="float">
            <text:p>100.8</text:p>
          </table:table-cell>
          <table:table-cell table:style-name="ce2" table:formula="of:=[.C13]/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 Summary" table:style-name="ta4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tting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 (mC)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style-name="ce2" office:value-type="string" calcext:value-type="string">
            <text:p>K+Δ </text:p>
            <text:p>run plan events</text:p>
          </table:table-cell>
          <table:table-cell table:style-name="ce2" office:value-type="string" calcext:value-type="string">
            <text:p>K+Δ </text:p>
            <text:p>actual events</text:p>
          </table:table-cell>
          <table:table-cell table:style-name="ce2" office:value-type="string" calcext:value-type="string">
            <text:p>K+Δ </text:p>
            <text:p>actual/proposed</text:p>
          </table:table-cell>
          <table:table-cell table:style-name="ce2" office:value-type="string" calcext:value-type="string">
            <text:p>K+Δ </text:p>
            <text:p>Y_obs/Y_expec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4.4|W=2.74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0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4.4|W=2.74|x=0.40'.C6]" office:value-type="float" office:value="0" calcext:value-type="float">
            <text:p>0</text:p>
          </table:table-cell>
          <table:table-cell table:formula="of:=[$'8.2 Gev|Q2=4.4|W=2.74|x=0.40'.D6]" office:value-type="float" office:value="0" calcext:value-type="float">
            <text:p>0</text:p>
          </table:table-cell>
          <table:table-cell table:formula="of:=[$'8.2 Gev|Q2=4.4|W=2.74|x=0.40'.F6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5]/[.I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table:formula="of:=SUM([.D5:.D5])" office:value-type="float" office:value="0" calcext:value-type="float">
            <text:p>0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table:formula="of:=[.D6]/3600/[.E6]" office:value-type="float" office:value="0" calcext:value-type="float">
            <text:p>0</text:p>
          </table:table-cell>
          <table:table-cell table:style-name="ce2" table:formula="of:=[$'8.2 Gev|Q2=4.4|W=2.74|x=0.40'.I6]" office:value-type="float" office:value="4107.6" calcext:value-type="float">
            <text:p>4107.6</text:p>
          </table:table-cell>
          <table:table-cell table:style-name="ce2" table:formula="of:=SUM([.H5:.H5])" office:value-type="float" office:value="0" calcext:value-type="float">
            <text:p>0</text:p>
          </table:table-cell>
          <table:table-cell table:style-name="ce2" table:formula="of:=[.H6]/[.G6]" office:value-type="float" office:value="0" calcext:value-type="float">
            <text:p>0</text:p>
          </table:table-cell>
          <table:table-cell/>
          <table:table-cell table:style-name="ce2" office:value-type="float" office:value="2500" calcext:value-type="float">
            <text:p>2500</text:p>
          </table:table-cell>
          <table:table-cell table:style-name="ce2" table:formula="of:=SUM([.L5:.L5])" office:value-type="float" office:value="0" calcext:value-type="float">
            <text:p>0</text:p>
          </table:table-cell>
          <table:table-cell table:style-name="ce2" table:formula="of:=[.L6]/[.K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4.4|W=2.74|x=0.40'.C8]" office:value-type="float" office:value="0" calcext:value-type="float">
            <text:p>0</text:p>
          </table:table-cell>
          <table:table-cell table:formula="of:=[$'8.2 Gev|Q2=4.4|W=2.74|x=0.40'.D8]" office:value-type="float" office:value="0" calcext:value-type="float">
            <text:p>0</text:p>
          </table:table-cell>
          <table:table-cell table:formula="of:=[$'8.2 Gev|Q2=4.4|W=2.74|x=0.40'.F8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7]/[.I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table:formula="of:=SUM([.D7:.D7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8]/3600/[.E8]" office:value-type="float" office:value="0" calcext:value-type="float">
            <text:p>0</text:p>
          </table:table-cell>
          <table:table-cell table:style-name="ce2" table:formula="of:=[$'8.2 Gev|Q2=4.4|W=2.74|x=0.40'.I8]" office:value-type="float" office:value="277.2" calcext:value-type="float">
            <text:p>277.2</text:p>
          </table:table-cell>
          <table:table-cell table:style-name="ce2" table:formula="of:=SUM([.H7:.H7])" office:value-type="float" office:value="0" calcext:value-type="float">
            <text:p>0</text:p>
          </table:table-cell>
          <table:table-cell table:style-name="ce2" table:formula="of:=[.H8]/[.G8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7:.L7])" office:value-type="float" office:value="0" calcext:value-type="float">
            <text:p>0</text:p>
          </table:table-cell>
          <table:table-cell table:style-name="ce2" table:formula="of:=[.L8]/[.K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4.4|W=2.74|x=0.40'.C11]" office:value-type="float" office:value="0" calcext:value-type="float">
            <text:p>0</text:p>
          </table:table-cell>
          <table:table-cell table:formula="of:=[$'8.2 Gev|Q2=4.4|W=2.74|x=0.40'.D11]" office:value-type="float" office:value="0" calcext:value-type="float">
            <text:p>0</text:p>
          </table:table-cell>
          <table:table-cell table:formula="of:=[$'8.2 Gev|Q2=4.4|W=2.74|x=0.40'.F11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1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10]/[.I1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table:formula="of:=SUM([.D10:.D10])" office:value-type="float" office:value="0" calcext:value-type="float">
            <text:p>0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table:formula="of:=[.D11]/3600/[.E11]" office:value-type="float" office:value="0" calcext:value-type="float">
            <text:p>0</text:p>
          </table:table-cell>
          <table:table-cell table:style-name="ce2" table:formula="of:=[$'8.2 Gev|Q2=4.4|W=2.74|x=0.40'.I11]" office:value-type="float" office:value="4107.6" calcext:value-type="float">
            <text:p>4107.6</text:p>
          </table:table-cell>
          <table:table-cell table:style-name="ce2" table:formula="of:=SUM([.H10:.H10])" office:value-type="float" office:value="0" calcext:value-type="float">
            <text:p>0</text:p>
          </table:table-cell>
          <table:table-cell table:style-name="ce2" table:formula="of:=[.H11]/[.G11]" office:value-type="float" office:value="0" calcext:value-type="float">
            <text:p>0</text:p>
          </table:table-cell>
          <table:table-cell/>
          <table:table-cell table:style-name="ce2" office:value-type="float" office:value="2250" calcext:value-type="float">
            <text:p>2250</text:p>
          </table:table-cell>
          <table:table-cell table:style-name="ce2" table:formula="of:=SUM([.L10:.L10])" office:value-type="float" office:value="0" calcext:value-type="float">
            <text:p>0</text:p>
          </table:table-cell>
          <table:table-cell table:style-name="ce2" table:formula="of:=[.L11]/[.K1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4.4|W=2.74|x=0.40'.C13]" office:value-type="float" office:value="0" calcext:value-type="float">
            <text:p>0</text:p>
          </table:table-cell>
          <table:table-cell table:formula="of:=[$'8.2 Gev|Q2=4.4|W=2.74|x=0.40'.D13]" office:value-type="float" office:value="0" calcext:value-type="float">
            <text:p>0</text:p>
          </table:table-cell>
          <table:table-cell table:formula="of:=[$'8.2 Gev|Q2=4.4|W=2.74|x=0.40'.F13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1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12]/[.I1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table:formula="of:=SUM([.D12:.D12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13]/3600/[.E13]" office:value-type="float" office:value="0" calcext:value-type="float">
            <text:p>0</text:p>
          </table:table-cell>
          <table:table-cell table:style-name="ce2" table:formula="of:=[$'8.2 Gev|Q2=4.4|W=2.74|x=0.40'.I13]" office:value-type="float" office:value="277.2" calcext:value-type="float">
            <text:p>277.2</text:p>
          </table:table-cell>
          <table:table-cell table:style-name="ce2" table:formula="of:=SUM([.H12:.H12])" office:value-type="float" office:value="0" calcext:value-type="float">
            <text:p>0</text:p>
          </table:table-cell>
          <table:table-cell table:style-name="ce2" table:formula="of:=[.H13]/[.G13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2:.L12])" office:value-type="float" office:value="0" calcext:value-type="float">
            <text:p>0</text:p>
          </table:table-cell>
          <table:table-cell table:style-name="ce2" table:formula="of:=[.L13]/[.K1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2" table:number-rows-spanned="1">
            <text:p>Q2=3.0|W=3.14|x=0.25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6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3.0|W=3.14|x=0.25'.C6]" office:value-type="float" office:value="0" calcext:value-type="float">
            <text:p>0</text:p>
          </table:table-cell>
          <table:table-cell table:formula="of:=[$'8.2 Gev|Q2=3.0|W=3.14|x=0.25'.D6]" office:value-type="float" office:value="0" calcext:value-type="float">
            <text:p>0</text:p>
          </table:table-cell>
          <table:table-cell table:formula="of:=[$'8.2 Gev|Q2=3.0|W=3.14|x=0.25'.F6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16]/[.I1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table:formula="of:=SUM([.D16:.D16])" office:value-type="float" office:value="0" calcext:value-type="float">
            <text:p>0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table:formula="of:=[.D17]/3600/[.E17]" office:value-type="float" office:value="0" calcext:value-type="float">
            <text:p>0</text:p>
          </table:table-cell>
          <table:table-cell table:style-name="ce2" table:formula="of:=[$'8.2 Gev|Q2=3.0|W=3.14|x=0.25'.I6]" office:value-type="float" office:value="11138.4" calcext:value-type="float">
            <text:p>11138.4</text:p>
          </table:table-cell>
          <table:table-cell table:style-name="ce2" table:formula="of:=SUM([.H16:.H16])" office:value-type="float" office:value="0" calcext:value-type="float">
            <text:p>0</text:p>
          </table:table-cell>
          <table:table-cell table:style-name="ce2" table:formula="of:=[.H17]/[.G17]" office:value-type="float" office:value="0" calcext:value-type="float">
            <text:p>0</text:p>
          </table:table-cell>
          <table:table-cell/>
          <table:table-cell table:style-name="ce2" office:value-type="float" office:value="9000" calcext:value-type="float">
            <text:p>9000</text:p>
          </table:table-cell>
          <table:table-cell table:style-name="ce2" table:formula="of:=SUM([.L16:.L16])" office:value-type="float" office:value="0" calcext:value-type="float">
            <text:p>0</text:p>
          </table:table-cell>
          <table:table-cell table:style-name="ce2" table:formula="of:=[.L17]/[.K1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3.0|W=3.14|x=0.25'.C8]" office:value-type="float" office:value="0" calcext:value-type="float">
            <text:p>0</text:p>
          </table:table-cell>
          <table:table-cell table:formula="of:=[$'8.2 Gev|Q2=3.0|W=3.14|x=0.25'.D8]" office:value-type="float" office:value="0" calcext:value-type="float">
            <text:p>0</text:p>
          </table:table-cell>
          <table:table-cell table:formula="of:=[$'8.2 Gev|Q2=3.0|W=3.14|x=0.25'.F8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18]/[.I1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table:formula="of:=SUM([.D18:.D18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19]/3600/[.E19]" office:value-type="float" office:value="0" calcext:value-type="float">
            <text:p>0</text:p>
          </table:table-cell>
          <table:table-cell table:style-name="ce2" table:formula="of:=[$'8.2 Gev|Q2=3.0|W=3.14|x=0.25'.I8]" office:value-type="float" office:value="277.2" calcext:value-type="float">
            <text:p>277.2</text:p>
          </table:table-cell>
          <table:table-cell table:style-name="ce2" table:formula="of:=SUM([.H18:.H18])" office:value-type="float" office:value="0" calcext:value-type="float">
            <text:p>0</text:p>
          </table:table-cell>
          <table:table-cell table:style-name="ce2" table:formula="of:=[.H19]/[.G19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8:.L18])" office:value-type="float" office:value="0" calcext:value-type="float">
            <text:p>0</text:p>
          </table:table-cell>
          <table:table-cell table:style-name="ce2" table:formula="of:=[.L19]/[.K1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3.0|W=3.14|x=0.25'.C11]" office:value-type="float" office:value="0" calcext:value-type="float">
            <text:p>0</text:p>
          </table:table-cell>
          <table:table-cell table:formula="of:=[$'8.2 Gev|Q2=3.0|W=3.14|x=0.25'.D11]" office:value-type="float" office:value="0" calcext:value-type="float">
            <text:p>0</text:p>
          </table:table-cell>
          <table:table-cell table:formula="of:=[$'8.2 Gev|Q2=3.0|W=3.14|x=0.25'.F11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1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21]/[.I2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table:formula="of:=SUM([.D21:.D21])" office:value-type="float" office:value="0" calcext:value-type="float">
            <text:p>0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table:formula="of:=[.D22]/3600/[.E22]" office:value-type="float" office:value="0" calcext:value-type="float">
            <text:p>0</text:p>
          </table:table-cell>
          <table:table-cell table:style-name="ce2" table:formula="of:=[$'8.2 Gev|Q2=3.0|W=3.14|x=0.25'.I11]" office:value-type="float" office:value="11138.4" calcext:value-type="float">
            <text:p>11138.4</text:p>
          </table:table-cell>
          <table:table-cell table:style-name="ce2" table:formula="of:=SUM([.H21:.H21])" office:value-type="float" office:value="0" calcext:value-type="float">
            <text:p>0</text:p>
          </table:table-cell>
          <table:table-cell table:style-name="ce2" table:formula="of:=[.H22]/[.G22]" office:value-type="float" office:value="0" calcext:value-type="float">
            <text:p>0</text:p>
          </table:table-cell>
          <table:table-cell/>
          <table:table-cell table:style-name="ce2" office:value-type="float" office:value="6650" calcext:value-type="float">
            <text:p>6650</text:p>
          </table:table-cell>
          <table:table-cell table:style-name="ce2" table:formula="of:=SUM([.L21:.L21])" office:value-type="float" office:value="0" calcext:value-type="float">
            <text:p>0</text:p>
          </table:table-cell>
          <table:table-cell table:style-name="ce2" table:formula="of:=[.L22]/[.K2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3.0|W=3.14|x=0.25'.C13]" office:value-type="float" office:value="0" calcext:value-type="float">
            <text:p>0</text:p>
          </table:table-cell>
          <table:table-cell table:formula="of:=[$'8.2 Gev|Q2=3.0|W=3.14|x=0.25'.D13]" office:value-type="float" office:value="0" calcext:value-type="float">
            <text:p>0</text:p>
          </table:table-cell>
          <table:table-cell table:formula="of:=[$'8.2 Gev|Q2=3.0|W=3.14|x=0.25'.F13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1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23]/[.I2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table:formula="of:=SUM([.D23:.D23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24]/3600/[.E24]" office:value-type="float" office:value="0" calcext:value-type="float">
            <text:p>0</text:p>
          </table:table-cell>
          <table:table-cell table:style-name="ce2" table:formula="of:=[$'8.2 Gev|Q2=3.0|W=3.14|x=0.25'.I13]" office:value-type="float" office:value="277.2" calcext:value-type="float">
            <text:p>277.2</text:p>
          </table:table-cell>
          <table:table-cell table:style-name="ce2" table:formula="of:=SUM([.H23:.H23])" office:value-type="float" office:value="0" calcext:value-type="float">
            <text:p>0</text:p>
          </table:table-cell>
          <table:table-cell table:style-name="ce2" table:formula="of:=[.H24]/[.G24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3:.L23])" office:value-type="float" office:value="0" calcext:value-type="float">
            <text:p>0</text:p>
          </table:table-cell>
          <table:table-cell table:style-name="ce2" table:formula="of:=[.L24]/[.K2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2" table:number-rows-spanned="1">
            <text:p>Q2=5.5|W=3.0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5.5|W=3.02|x=0.40'.C6]" office:value-type="float" office:value="0" calcext:value-type="float">
            <text:p>0</text:p>
          </table:table-cell>
          <table:table-cell table:formula="of:=[$'8.2 Gev|Q2=5.5|W=3.02|x=0.40'.D6]" office:value-type="float" office:value="0" calcext:value-type="float">
            <text:p>0</text:p>
          </table:table-cell>
          <table:table-cell table:formula="of:=[$'8.2 Gev|Q2=5.5|W=3.02|x=0.40'.F6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27]/[.I2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table:formula="of:=SUM([.D27:.D27])" office:value-type="float" office:value="0" calcext:value-type="float">
            <text:p>0</text:p>
          </table:table-cell>
          <table:table-cell table:style-name="ce2" office:value-type="float" office:value="44.1" calcext:value-type="float">
            <text:p>44.1</text:p>
          </table:table-cell>
          <table:table-cell table:style-name="ce2" table:formula="of:=[.D28]/3600/[.E28]" office:value-type="float" office:value="0" calcext:value-type="float">
            <text:p>0</text:p>
          </table:table-cell>
          <table:table-cell table:style-name="ce2" table:formula="of:=[$'8.2 Gev|Q2=5.5|W=3.02|x=0.40'.I6]" office:value-type="float" office:value="11113.2" calcext:value-type="float">
            <text:p>11113.2</text:p>
          </table:table-cell>
          <table:table-cell table:style-name="ce2" table:formula="of:=SUM([.H27:.H27])" office:value-type="float" office:value="0" calcext:value-type="float">
            <text:p>0</text:p>
          </table:table-cell>
          <table:table-cell table:style-name="ce2" table:formula="of:=[.H28]/[.G28]" office:value-type="float" office:value="0" calcext:value-type="float">
            <text:p>0</text:p>
          </table:table-cell>
          <table:table-cell/>
          <table:table-cell table:style-name="ce2" office:value-type="float" office:value="580" calcext:value-type="float">
            <text:p>580</text:p>
          </table:table-cell>
          <table:table-cell table:style-name="ce2" table:formula="of:=SUM([.L27:.L27])" office:value-type="float" office:value="0" calcext:value-type="float">
            <text:p>0</text:p>
          </table:table-cell>
          <table:table-cell table:style-name="ce2" table:formula="of:=[.L28]/[.K2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5.5|W=3.02|x=0.40'.C8]" office:value-type="float" office:value="0" calcext:value-type="float">
            <text:p>0</text:p>
          </table:table-cell>
          <table:table-cell table:formula="of:=[$'8.2 Gev|Q2=5.5|W=3.02|x=0.40'.D8]" office:value-type="float" office:value="0" calcext:value-type="float">
            <text:p>0</text:p>
          </table:table-cell>
          <table:table-cell table:formula="of:=[$'8.2 Gev|Q2=5.5|W=3.02|x=0.40'.F8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29]/[.I2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table:formula="of:=SUM([.D29:.D29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30]/3600/[.E30]" office:value-type="float" office:value="0" calcext:value-type="float">
            <text:p>0</text:p>
          </table:table-cell>
          <table:table-cell table:style-name="ce2" table:formula="of:=[$'8.2 Gev|Q2=5.5|W=3.02|x=0.40'.I8]" office:value-type="float" office:value="277.2" calcext:value-type="float">
            <text:p>277.2</text:p>
          </table:table-cell>
          <table:table-cell table:style-name="ce2" table:formula="of:=SUM([.H29:.H29])" office:value-type="float" office:value="0" calcext:value-type="float">
            <text:p>0</text:p>
          </table:table-cell>
          <table:table-cell table:style-name="ce2" table:formula="of:=[.H30]/[.G30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9:.L29])" office:value-type="float" office:value="0" calcext:value-type="float">
            <text:p>0</text:p>
          </table:table-cell>
          <table:table-cell table:style-name="ce2" table:formula="of:=[.L30]/[.K3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5.5|W=3.02|x=0.40'.C11]" office:value-type="float" office:value="0" calcext:value-type="float">
            <text:p>0</text:p>
          </table:table-cell>
          <table:table-cell table:formula="of:=[$'8.2 Gev|Q2=5.5|W=3.02|x=0.40'.D11]" office:value-type="float" office:value="0" calcext:value-type="float">
            <text:p>0</text:p>
          </table:table-cell>
          <table:table-cell table:formula="of:=[$'8.2 Gev|Q2=5.5|W=3.02|x=0.40'.F11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1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32]/[.I3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table:formula="of:=SUM([.D32:.D32])" office:value-type="float" office:value="0" calcext:value-type="float">
            <text:p>0</text:p>
          </table:table-cell>
          <table:table-cell table:style-name="ce2" office:value-type="float" office:value="44.1" calcext:value-type="float">
            <text:p>44.1</text:p>
          </table:table-cell>
          <table:table-cell table:style-name="ce2" table:formula="of:=[.D33]/3600/[.E33]" office:value-type="float" office:value="0" calcext:value-type="float">
            <text:p>0</text:p>
          </table:table-cell>
          <table:table-cell table:style-name="ce2" table:formula="of:=[$'8.2 Gev|Q2=5.5|W=3.02|x=0.40'.I11]" office:value-type="float" office:value="11113.2" calcext:value-type="float">
            <text:p>11113.2</text:p>
          </table:table-cell>
          <table:table-cell table:style-name="ce2" table:formula="of:=SUM([.H32:.H32])" office:value-type="float" office:value="0" calcext:value-type="float">
            <text:p>0</text:p>
          </table:table-cell>
          <table:table-cell table:style-name="ce2" table:formula="of:=[.H33]/[.G33]" office:value-type="float" office:value="0" calcext:value-type="float">
            <text:p>0</text:p>
          </table:table-cell>
          <table:table-cell/>
          <table:table-cell table:style-name="ce2" office:value-type="float" office:value="580" calcext:value-type="float">
            <text:p>580</text:p>
          </table:table-cell>
          <table:table-cell table:style-name="ce2" table:formula="of:=SUM([.L32:.L32])" office:value-type="float" office:value="0" calcext:value-type="float">
            <text:p>0</text:p>
          </table:table-cell>
          <table:table-cell table:style-name="ce2" table:formula="of:=[.L33]/[.K3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5.5|W=3.02|x=0.40'.C13]" office:value-type="float" office:value="0" calcext:value-type="float">
            <text:p>0</text:p>
          </table:table-cell>
          <table:table-cell table:formula="of:=[$'8.2 Gev|Q2=5.5|W=3.02|x=0.40'.D13]" office:value-type="float" office:value="0" calcext:value-type="float">
            <text:p>0</text:p>
          </table:table-cell>
          <table:table-cell table:formula="of:=[$'8.2 Gev|Q2=5.5|W=3.02|x=0.40'.F13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1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34]/[.I3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table:formula="of:=SUM([.D34:.D34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35]/3600/[.E35]" office:value-type="float" office:value="0" calcext:value-type="float">
            <text:p>0</text:p>
          </table:table-cell>
          <table:table-cell table:style-name="ce2" table:formula="of:=[$'8.2 Gev|Q2=5.5|W=3.02|x=0.40'.I13]" office:value-type="float" office:value="277.2" calcext:value-type="float">
            <text:p>277.2</text:p>
          </table:table-cell>
          <table:table-cell table:style-name="ce2" table:formula="of:=SUM([.H34:.H34])" office:value-type="float" office:value="0" calcext:value-type="float">
            <text:p>0</text:p>
          </table:table-cell>
          <table:table-cell table:style-name="ce2" table:formula="of:=[.H35]/[.G35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34:.L34])" office:value-type="float" office:value="0" calcext:value-type="float">
            <text:p>0</text:p>
          </table:table-cell>
          <table:table-cell table:style-name="ce2" table:formula="of:=[.L35]/[.K3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4.4|W=2.74|x=0.40" table:style-name="ta5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4.4|W=2.74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0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6.3" calcext:value-type="float">
            <text:p>16.3</text:p>
          </table:table-cell>
          <table:table-cell/>
          <table:table-cell table:style-name="ce2" table:formula="of:=[.G6]*3600*0.00007*1000" office:value-type="float" office:value="4107.6" calcext:value-type="float">
            <text:p>4107.6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8]*3600*0.00007*1000" office:value-type="float" office:value="277.2" calcext:value-type="float">
            <text:p>277.2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C10:.C1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6.3" calcext:value-type="float">
            <text:p>16.3</text:p>
          </table:table-cell>
          <table:table-cell/>
          <table:table-cell table:style-name="ce2" table:formula="of:=[.G11]*3600*0.00007*1000" office:value-type="float" office:value="4107.6" calcext:value-type="float">
            <text:p>4107.6</text:p>
          </table:table-cell>
          <table:table-cell table:style-name="ce2" table:formula="of:=[.C11]/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C12:.C1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13]*3600*0.00007*1000" office:value-type="float" office:value="277.2" calcext:value-type="float">
            <text:p>277.2</text:p>
          </table:table-cell>
          <table:table-cell table:style-name="ce2" table:formula="of:=[.C13]/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3.0|W=3.14|x=0.25" table:style-name="ta6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3.0|W=3.14|x=0.25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6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2" calcext:value-type="float">
            <text:p>44.2</text:p>
          </table:table-cell>
          <table:table-cell/>
          <table:table-cell table:style-name="ce2" table:formula="of:=[.G6]*3600*0.00007*1000" office:value-type="float" office:value="11138.4" calcext:value-type="float">
            <text:p>11138.4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8]*3600*0.00007*1000" office:value-type="float" office:value="277.2" calcext:value-type="float">
            <text:p>277.2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C10:.C1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2" calcext:value-type="float">
            <text:p>44.2</text:p>
          </table:table-cell>
          <table:table-cell/>
          <table:table-cell table:style-name="ce2" table:formula="of:=[.G11]*3600*0.00007*1000" office:value-type="float" office:value="11138.4" calcext:value-type="float">
            <text:p>11138.4</text:p>
          </table:table-cell>
          <table:table-cell table:style-name="ce2" table:formula="of:=[.C11]/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C12:.C1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13]*3600*0.00007*1000" office:value-type="float" office:value="277.2" calcext:value-type="float">
            <text:p>277.2</text:p>
          </table:table-cell>
          <table:table-cell table:style-name="ce2" table:formula="of:=[.C13]/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5.5|W=3.02|x=0.40" table:style-name="ta7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5.5|W=3.0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1" calcext:value-type="float">
            <text:p>44.1</text:p>
          </table:table-cell>
          <table:table-cell/>
          <table:table-cell table:style-name="ce2" table:formula="of:=[.G6]*3600*0.00007*1000" office:value-type="float" office:value="11113.2" calcext:value-type="float">
            <text:p>11113.2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8]*3600*0.00007*1000" office:value-type="float" office:value="277.2" calcext:value-type="float">
            <text:p>277.2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C10:.C1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1" calcext:value-type="float">
            <text:p>44.1</text:p>
          </table:table-cell>
          <table:table-cell/>
          <table:table-cell table:style-name="ce2" table:formula="of:=[.G11]*3600*0.00007*1000" office:value-type="float" office:value="11113.2" calcext:value-type="float">
            <text:p>11113.2</text:p>
          </table:table-cell>
          <table:table-cell table:style-name="ce2" table:formula="of:=[.C11]/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C12:.C1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13]*3600*0.00007*1000" office:value-type="float" office:value="277.2" calcext:value-type="float">
            <text:p>277.2</text:p>
          </table:table-cell>
          <table:table-cell table:style-name="ce2" table:formula="of:=[.C13]/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6.2_20_GeV_20_Summary" style:display-name="PageStyle_6.2 GeV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20_Summary" style:display-name="PageStyle_8.2 GeV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2_20_Gev_7c_Q2_3d_2.115_7c_W_3d_2.95_7c_x_3d_0.21" style:display-name="PageStyle_6.2 Gev|Q2=2.115|W=2.95|x=0.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2_20_Gev_7c_Q2_3d_3.0_7c_W_3d_2.32_7c_x_3d_0.40" style:display-name="PageStyle_6.2 Gev|Q2=3.0|W=2.32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4.4_7c_W_3d_2.74_7c_x_3d_0.40" style:display-name="PageStyle_8.2 Gev|Q2=4.4|W=2.74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5.5_7c_W_3d_3.02_7c_x_3d_0.40" style:display-name="PageStyle_8.2 Gev|Q2=5.5|W=3.02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3.0_7c_W_3d_3.14_7c_x_3d_0.25" style:display-name="PageStyle_8.2 Gev|Q2=3.0|W=3.14|x=0.2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22:17:14</meta:creation-date>
    <dc:date>2019-03-17T22:17:14</dc:date>
    <meta:generator>LibreOffice/5.1.6.2$Linux_X86_64 LibreOffice_project/10m0$Build-2</meta:generator>
    <meta:document-statistic meta:table-count="7" meta:cell-count="64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